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e52" officeooo:paragraph-rsid="00080e52"/>
    </style:style>
    <style:style style:name="P2" style:family="paragraph" style:parent-style-name="Standard">
      <style:text-properties officeooo:paragraph-rsid="00080e52"/>
    </style:style>
    <style:style style:name="P3" style:family="paragraph" style:parent-style-name="Standard">
      <style:text-properties fo:font-size="18pt" fo:font-weight="bold" officeooo:rsid="00080e52" officeooo:paragraph-rsid="00080e52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080e52"/>
    </style:style>
    <style:style style:name="P5" style:family="paragraph" style:parent-style-name="Text_20_body">
      <style:text-properties officeooo:paragraph-rsid="000a8a63"/>
    </style:style>
    <style:style style:name="P6" style:family="paragraph" style:parent-style-name="Text_20_body">
      <style:text-properties officeooo:rsid="000a8a63" officeooo:paragraph-rsid="000a8a63"/>
    </style:style>
    <style:style style:name="P7" style:family="paragraph" style:parent-style-name="Table_20_Contents">
      <style:paragraph-properties style:line-height-at-least="0.397cm"/>
      <style:text-properties fo:font-size="9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officeooo:paragraph-rsid="000a8a63"/>
    </style:style>
    <style:style style:name="T1" style:family="text">
      <style:text-properties officeooo:rsid="00080e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0e52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80e52" style:font-size-asian="15pt" style:font-weight-asian="bold" style:font-size-complex="15pt" style:font-weight-complex="bold"/>
    </style:style>
    <style:style style:name="T6" style:family="text">
      <style:text-properties officeooo:rsid="00087982"/>
    </style:style>
    <style:style style:name="T7" style:family="text">
      <style:text-properties officeooo:rsid="000a8a6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0e52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ful Git Commands</text:p>
      <text:p text:style-name="P1"/>
      <text:p text:style-name="P1"><text:span text:style-name="T4">1. </text:span><text:span text:style-name="Strong_20_Emphasis"><text:span text:style-name="T4">git config</text:span></text:span><text:span text:style-name="T4"> </text:span></text:p>
      <text:p text:style-name="Text_20_body">Sets configuration values for your user name, email. <text:span text:style-name="T1">Used to track who has made what changes.</text:span></text:p>
      <text:p text:style-name="P6">git config –global user.name “My name”</text:p>
      <text:p text:style-name="P6">git config –global user.email “user@domain.com”</text:p>
      <text:p text:style-name="P2"><text:span text:style-name="T5">2. </text:span><text:span text:style-name="Strong_20_Emphasis"><text:span text:style-name="T4">git init</text:span></text:span><text:span text:style-name="T4"> </text:span></text:p>
      <text:p text:style-name="Text_20_body">Initializes a git repository – creates the initial <text:span text:style-name="Emphasis">.git</text:span> directory in a new or in an existing project. Example:</text:p>
      <text:p text:style-name="P5"><text:span text:style-name="T7">git init</text:span></text:p>
      <text:p text:style-name="P2"><text:span text:style-name="T5">3.</text:span><text:span text:style-name="Strong_20_Emphasis"><text:span text:style-name="T4">git clone</text:span></text:span><text:span text:style-name="T4"> </text:span></text:p>
      <text:p text:style-name="P4">Creates a GIT repository copy from a remote source. Also adds the original location as a remote so you can fetch from it again and push to it if you have permissions. Example:</text:p>
      <text:p text:style-name="P5"><text:span text:style-name="T7">git clone git@github.com:user/test.git</text:span></text:p>
      <text:p text:style-name="P4"><text:span text:style-name="Strong_20_Emphasis"><text:span text:style-name="T5">4. </text:span></text:span><text:span text:style-name="Strong_20_Emphasis"><text:span text:style-name="T4">git add</text:span></text:span><text:span text:style-name="T4"> </text:span></text:p>
      <text:p text:style-name="Text_20_body">Adds files changes in your working directory to your index. Example:</text:p>
      <text:p text:style-name="P6">git add “file name”</text:p>
      <text:p text:style-name="P2"><text:span text:style-name="T5">5. </text:span><text:span text:style-name="Strong_20_Emphasis"><text:span text:style-name="T4">git rm</text:span></text:span><text:span text:style-name="T4"> </text:span></text:p>
      <text:p text:style-name="Text_20_body">Removes files from your index and your working directory so they will not be tracked. Example:</text:p>
      <text:p text:style-name="P6">git rm “file nam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04:13.477568161</meta:creation-date>
    <dc:date>2017-11-03T17:46:56.987621174</dc:date>
    <meta:editing-duration>PT35M3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35" meta:character-count="786" meta:non-whitespace-character-count="662"/>
  </office:meta>
</office:document-meta>
</file>